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342cm" fo:min-width="3.092cm"/>
    </style:style>
    <style:style style:name="gr2" style:family="graphic" style:parent-style-name="standard">
      <style:graphic-properties svg:stroke-color="#74489d" draw:fill-color="#bcaed5" draw:textarea-horizontal-align="justify" draw:textarea-vertical-align="middle" draw:auto-grow-height="false" fo:min-height="2.417cm" fo:min-width="11.946cm"/>
    </style:style>
    <style:style style:name="gr3" style:family="graphic" style:parent-style-name="standard">
      <style:graphic-properties draw:textarea-horizontal-align="justify" draw:textarea-vertical-align="middle" draw:auto-grow-height="false" fo:min-height="1.726cm" fo:min-width="2.105cm"/>
    </style:style>
    <style:style style:name="gr4" style:family="graphic" style:parent-style-name="standard">
      <style:graphic-properties svg:stroke-color="#407927" draw:fill-color="#c2e0ae" draw:textarea-horizontal-align="justify" draw:textarea-vertical-align="middle" draw:auto-grow-height="false" fo:min-height="2.03cm" fo:min-width="3.81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-color="#666666" draw:textarea-horizontal-align="justify" draw:textarea-vertical-align="middle" draw:auto-grow-height="false" fo:min-height="1.174cm" fo:min-width="0.07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000000" draw:fill-color="#666666" draw:textarea-horizontal-align="justify" draw:textarea-vertical-align="middle" draw:auto-grow-height="false" fo:min-height="2.396cm" fo:min-width="0.262cm"/>
    </style:style>
    <style:style style:name="gr9" style:family="graphic" style:parent-style-name="standard">
      <style:graphic-properties svg:stroke-color="#985006" draw:fill-color="#f9a870" draw:textarea-horizontal-align="justify" draw:textarea-vertical-align="middle" draw:auto-grow-height="false" fo:min-height="2.893cm" fo:min-width="2.643cm"/>
    </style:style>
    <style:style style:name="P1" style:family="paragraph">
      <style:paragraph-properties fo:text-align="center"/>
    </style:style>
    <style:style style:name="P2" style:family="paragraph">
      <loext:graphic-properties draw:fill-color="#bcaed5"/>
      <style:paragraph-properties fo:text-align="center"/>
    </style:style>
    <style:style style:name="P3" style:family="paragraph">
      <loext:graphic-properties draw:fill-color="#c2e0a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666666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9a87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5.08cm" svg:x="8.412cm" svg:y="2.878cm">
          <text:p text:style-name="P1">Us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2" xml:id="id1" draw:id="id1" draw:layer="layout" svg:width="12.446cm" svg:height="2.667cm" svg:x="4.51cm" svg:y="10.822cm">
          <text:p text:style-name="P1">Load Balancer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3.683cm" svg:height="2.794cm" svg:x="3.829cm" svg:y="15.594cm">
          <text:p text:style-name="P1">PDS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3.683cm" svg:height="2.794cm" svg:x="8.899cm" svg:y="15.594cm">
          <text:p text:style-name="P1">PDS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3.683cm" svg:height="2.794cm" svg:x="13.954cm" svg:y="15.694cm">
          <text:p text:style-name="P1">PDS 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318cm" svg:height="4.318cm" svg:x="4.491cm" svg:y="22.717cm">
          <text:p text:style-name="P1">PostgreSQ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" draw:text-style-name="P4" draw:layer="layout" draw:type="lines" svg:x1="10.733cm" svg:y1="13.489cm" svg:x2="5.67cm" svg:y2="15.594cm" draw:start-shape="id1" draw:start-glue-point="2" draw:end-shape="id2" draw:end-glue-point="4" svg:d="M10733 13489v500l-5063 1104v501" svg:viewBox="0 0 5064 2106">
          <text:p/>
        </draw:connector>
        <draw:connector draw:style-name="gr5" draw:text-style-name="P4" draw:layer="layout" draw:type="lines" svg:x1="10.733cm" svg:y1="13.489cm" svg:x2="10.74cm" svg:y2="15.594cm" draw:start-shape="id1" draw:start-glue-point="2" draw:end-shape="id3" draw:end-glue-point="4" svg:d="M10733 13489v500l7 1104v501" svg:viewBox="0 0 8 2106">
          <text:p/>
        </draw:connector>
        <draw:connector draw:style-name="gr5" draw:text-style-name="P4" draw:layer="layout" draw:type="lines" svg:x1="10.733cm" svg:y1="13.489cm" svg:x2="15.795cm" svg:y2="15.694cm" draw:start-shape="id1" draw:start-glue-point="2" draw:end-shape="id4" draw:end-glue-point="4" svg:d="M10733 13489v500l5062 1204v501" svg:viewBox="0 0 5063 2206">
          <text:p/>
        </draw:connector>
        <draw:custom-shape draw:style-name="gr6" draw:text-style-name="P5" draw:layer="layout" svg:width="1.143cm" svg:height="1.778cm" svg:x="10.352cm" svg:y="8.53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6" draw:layer="layout" svg:width="2.403cm" svg:height="0.962cm" svg:x="12.511cm" svg:y="8.844cm">
          <draw:text-box>
            <text:p>Report</text:p>
          </draw:text-box>
        </draw:frame>
        <draw:frame draw:style-name="gr7" draw:text-style-name="P7" draw:layer="layout" svg:width="6.213cm" svg:height="2.384cm" svg:x="3.758cm" svg:y="8.057cm">
          <draw:text-box>
            <text:p text:style-name="P1">Scan Config</text:p>
            <text:p text:style-name="P1">+</text:p>
            <text:p text:style-name="P1">Source Code as ZIP</text:p>
          </draw:text-box>
        </draw:frame>
        <draw:custom-shape draw:style-name="gr8" draw:text-style-name="P5" draw:layer="layout" svg:width="1.524cm" svg:height="3.302cm" draw:transform="rotate (0.447676953136546) translate (11.241cm 19.483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5" draw:layer="layout" svg:width="1.524cm" svg:height="3.302cm" draw:transform="rotate (-0.502131225798769) translate (8.762cm 18.823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7" draw:layer="layout" svg:width="5.294cm" svg:height="2.384cm" svg:x="1.843cm" svg:y="19.458cm">
          <draw:text-box>
            <text:p text:style-name="P1">Scan Information</text:p>
            <text:p text:style-name="P1">+</text:p>
            <text:p text:style-name="P1">Reports</text:p>
          </draw:text-box>
        </draw:frame>
        <draw:frame draw:style-name="gr7" draw:text-style-name="P7" draw:layer="layout" svg:width="2.995cm" svg:height="0.962cm" svg:x="14.543cm" svg:y="19.893cm">
          <draw:text-box>
            <text:p text:style-name="P1">ZIP Files</text:p>
          </draw:text-box>
        </draw:frame>
        <draw:custom-shape draw:style-name="gr9" draw:text-style-name="P8" draw:layer="layout" svg:width="4.445cm" svg:height="4.445cm" svg:x="12.176cm" svg:y="22.59cm">
          <text:p text:style-name="P1">Shared</text:p>
          <text:p text:style-name="P1">Volu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01T20:15:16.302352937</meta:creation-date>
    <dc:date>2021-09-01T20:48:36.661343811</dc:date>
    <meta:editing-duration>PT2M48S</meta:editing-duration>
    <meta:editing-cycles>2</meta:editing-cycles>
    <meta:generator>LibreOffice/6.0.7.3$Linux_X86_64 LibreOffice_project/00m0$Build-3</meta:generator>
    <meta:document-statistic meta:object-count="17"/>
  </office:meta>
</office:document-meta>
</file>